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a348dc" officeooo:paragraph-rsid="00a348dc"/>
    </style:style>
    <style:style style:name="P2" style:family="paragraph" style:parent-style-name="Standard">
      <style:text-properties officeooo:rsid="00a3fdb2" officeooo:paragraph-rsid="00a3fdb2"/>
    </style:style>
    <style:style style:name="P3" style:family="paragraph" style:parent-style-name="Standard">
      <style:text-properties officeooo:rsid="00a574c6" officeooo:paragraph-rsid="00a574c6"/>
    </style:style>
    <style:style style:name="P4" style:family="paragraph" style:parent-style-name="Standard">
      <style:text-properties officeooo:rsid="00a6a1d7" officeooo:paragraph-rsid="00a6a1d7"/>
    </style:style>
    <style:style style:name="P5" style:family="paragraph" style:parent-style-name="Standard">
      <style:text-properties officeooo:rsid="00a7f889" officeooo:paragraph-rsid="00a7f889"/>
    </style:style>
    <style:style style:name="P6" style:family="paragraph" style:parent-style-name="Standard">
      <style:text-properties officeooo:rsid="00a816c7" officeooo:paragraph-rsid="00a816c7"/>
    </style:style>
    <style:style style:name="P7" style:family="paragraph" style:parent-style-name="Standard">
      <style:text-properties officeooo:rsid="00a9e5d1" officeooo:paragraph-rsid="00a9e5d1"/>
    </style:style>
    <style:style style:name="P8" style:family="paragraph" style:parent-style-name="Standard">
      <style:text-properties officeooo:rsid="00aae1a7" officeooo:paragraph-rsid="00aae1a7"/>
    </style:style>
    <style:style style:name="P9" style:family="paragraph" style:parent-style-name="Standard">
      <style:text-properties officeooo:rsid="00ab1234" officeooo:paragraph-rsid="00ab1234"/>
    </style:style>
    <style:style style:name="P10" style:family="paragraph" style:parent-style-name="Standard">
      <style:text-properties officeooo:rsid="00ac7fb2" officeooo:paragraph-rsid="00ac7fb2"/>
    </style:style>
    <style:style style:name="P11" style:family="paragraph" style:parent-style-name="Standard">
      <style:text-properties officeooo:rsid="00ae16dc" officeooo:paragraph-rsid="00ae16dc"/>
    </style:style>
    <style:style style:name="P12" style:family="paragraph" style:parent-style-name="Standard">
      <style:text-properties officeooo:rsid="00aeaaf1" officeooo:paragraph-rsid="00aeaaf1"/>
    </style:style>
    <style:style style:name="P13" style:family="paragraph" style:parent-style-name="Standard">
      <style:text-properties officeooo:rsid="00aef52f" officeooo:paragraph-rsid="00aef52f"/>
    </style:style>
    <style:style style:name="P14" style:family="paragraph" style:parent-style-name="Standard">
      <style:text-properties officeooo:rsid="00af2ec2" officeooo:paragraph-rsid="00af2ec2"/>
    </style:style>
    <style:style style:name="P15" style:family="paragraph" style:parent-style-name="Standard">
      <style:text-properties officeooo:rsid="00b0a158" officeooo:paragraph-rsid="00b0a158"/>
    </style:style>
    <style:style style:name="P16" style:family="paragraph" style:parent-style-name="Standard">
      <style:text-properties officeooo:rsid="00b3bc45" officeooo:paragraph-rsid="00b3bc45"/>
    </style:style>
    <style:style style:name="P17" style:family="paragraph" style:parent-style-name="Standard">
      <style:text-properties officeooo:rsid="00b47930" officeooo:paragraph-rsid="00b47930"/>
    </style:style>
    <style:style style:name="P18" style:family="paragraph" style:parent-style-name="Standard">
      <style:text-properties officeooo:rsid="00b5f4ae" officeooo:paragraph-rsid="00b5f4ae"/>
    </style:style>
    <style:style style:name="P19" style:family="paragraph" style:parent-style-name="Standard">
      <style:text-properties officeooo:rsid="00b66133" officeooo:paragraph-rsid="00b66133"/>
    </style:style>
    <style:style style:name="P20" style:family="paragraph" style:parent-style-name="Standard">
      <style:text-properties officeooo:rsid="00b6d477" officeooo:paragraph-rsid="00b6d477"/>
    </style:style>
    <style:style style:name="P21" style:family="paragraph" style:parent-style-name="Standard">
      <style:text-properties officeooo:rsid="00b6d477" officeooo:paragraph-rsid="00b7edd0"/>
    </style:style>
    <style:style style:name="P22" style:family="paragraph" style:parent-style-name="Standard">
      <style:text-properties officeooo:rsid="00256ac3" officeooo:paragraph-rsid="00b7edd0"/>
    </style:style>
    <style:style style:name="P23" style:family="paragraph" style:parent-style-name="Standard">
      <style:text-properties officeooo:rsid="00b7edd0" officeooo:paragraph-rsid="00b7edd0"/>
    </style:style>
    <style:style style:name="P24" style:family="paragraph" style:parent-style-name="Standard">
      <style:text-properties officeooo:rsid="00b7edd0" officeooo:paragraph-rsid="00b898f0"/>
    </style:style>
    <style:style style:name="P25" style:family="paragraph" style:parent-style-name="Standard">
      <style:text-properties officeooo:rsid="00b898f0" officeooo:paragraph-rsid="00b898f0"/>
    </style:style>
    <style:style style:name="P26" style:family="paragraph" style:parent-style-name="Standard">
      <style:text-properties officeooo:rsid="00b8e395" officeooo:paragraph-rsid="00b8e395"/>
    </style:style>
    <style:style style:name="P27" style:family="paragraph" style:parent-style-name="Standard">
      <style:text-properties officeooo:rsid="00ba33fc" officeooo:paragraph-rsid="00ba33fc"/>
    </style:style>
    <style:style style:name="P28" style:family="paragraph" style:parent-style-name="Standard">
      <style:text-properties officeooo:rsid="00bbf414" officeooo:paragraph-rsid="00bbf414"/>
    </style:style>
    <style:style style:name="P29" style:family="paragraph" style:parent-style-name="Standard">
      <style:text-properties officeooo:rsid="00bd3075" officeooo:paragraph-rsid="00bd3075"/>
    </style:style>
    <style:style style:name="P30" style:family="paragraph" style:parent-style-name="Text_20_body">
      <style:paragraph-properties fo:margin-top="0in" fo:margin-bottom="0in" loext:contextual-spacing="true"/>
      <style:text-properties officeooo:rsid="000457e2" officeooo:paragraph-rsid="00b7edd0"/>
    </style:style>
    <style:style style:name="P31" style:family="paragraph" style:parent-style-name="Text_20_body">
      <style:paragraph-properties fo:margin-top="0in" fo:margin-bottom="0in" loext:contextual-spacing="true"/>
      <style:text-properties officeooo:paragraph-rsid="00b7edd0"/>
    </style:style>
    <style:style style:name="T1" style:family="text">
      <style:text-properties officeooo:rsid="00a574c6"/>
    </style:style>
    <style:style style:name="T2" style:family="text">
      <style:text-properties officeooo:rsid="00a7f889"/>
    </style:style>
    <style:style style:name="T3" style:family="text">
      <style:text-properties officeooo:rsid="00aae1a7"/>
    </style:style>
    <style:style style:name="T4" style:family="text">
      <style:text-properties officeooo:rsid="00ac7fb2"/>
    </style:style>
    <style:style style:name="T5" style:family="text">
      <style:text-properties officeooo:rsid="00ae16dc"/>
    </style:style>
    <style:style style:name="T6" style:family="text">
      <style:text-properties officeooo:rsid="00aeaaf1"/>
    </style:style>
    <style:style style:name="T7" style:family="text">
      <style:text-properties officeooo:rsid="00aef52f"/>
    </style:style>
    <style:style style:name="T8" style:family="text">
      <style:text-properties officeooo:rsid="00b0a158"/>
    </style:style>
    <style:style style:name="T9" style:family="text">
      <style:text-properties officeooo:rsid="00b47930"/>
    </style:style>
    <style:style style:name="T10" style:family="text">
      <style:text-properties officeooo:rsid="00b5f4ae"/>
    </style:style>
    <style:style style:name="T11" style:family="text">
      <style:text-properties officeooo:rsid="0009b6cd"/>
    </style:style>
    <style:style style:name="T12" style:family="text">
      <style:text-properties officeooo:rsid="0023a90b"/>
    </style:style>
    <style:style style:name="T13" style:family="text">
      <style:text-properties officeooo:rsid="000a8372"/>
    </style:style>
    <style:style style:name="T14" style:family="text">
      <style:text-properties officeooo:rsid="00b898f0"/>
    </style:style>
    <style:style style:name="T15" style:family="text">
      <style:text-properties officeooo:rsid="00bbf414"/>
    </style:style>
    <style:style style:name="T16" style:family="text">
      <style:text-properties officeooo:rsid="00bd3075"/>
    </style:style>
    <style:style style:name="T17" style:family="text">
      <style:text-properties officeooo:rsid="00be3e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бывка в Канино пробудила во мне рост национального самосознания.</text:p>
      <text:p text:style-name="P1">Мне — потомку новгородских ушкуйников и татарских ордынцев, что веками по очереди насиловали рязанских баб, не пристало да и зазорно даже изо дня в день обнимать смердящие тряпки, чтоб запихнуть их в ящик пресса.</text:p>
      <text:p text:style-name="P1">Так я впервые за свою трудовую карьеру написал заявление с просьбой уволить меня по собственному желанию.</text:p>
      <text:p text:style-name="P1">Теперь в моей трудовой книжке статья 40-я покрывалась вполне приемлемой стандартной записью «по собственному желанию» и я отправился трудоустраиваться в КПВРЗ.</text:p>
      <text:p text:style-name="P1">Всё шло как по маслу, я даже прошёл медкомиссию, но в самый последний момент в отделе кадров, откуда меня посылали на эту комиссию, мне вдруг сказали «нет».</text:p>
      <text:p text:style-name="P1">Почему?</text:p>
      <text:p text:style-name="P1">Оказывается на меня не осталось квоты.</text:p>
      <text:p text:style-name="P1">Зав отдела кадров мне обстоятельно объяснил, что имеется негласный закон, по которому принимать простым рабочим человека с высшим образованием можно лишь в том случае, если на него приходится не менее тысячи рабочих без высшего образования.</text:p>
      <text:p text:style-name="P1">В 5-тысячном коллективе завода на меня не найдётся тысячи бездипломных рабочих. Какие-то дипломированные гады поспели раньше меня и квота кончилась.</text:p>
      <text:p text:style-name="P1">Разочарование меня не убило, мне к ним не привыкать, но ощутимо потряс факт существования «теневого» законодательства, незнание которого не освобождает от применения его к тебе.</text:p>
      <text:p text:style-name="P1">Тогда я отправился на окраину города противоположную Посёлку КПВРЗ, на завод «Мотордеталь», где меня приняли каменщиком в строительный цех. Вот что значит современное крупное предприятие!</text:p>
      <text:p text:style-name="P2">Если не брать в расчёт хавку в столовой, то завод «Мотордеталь» можно считать хрустальной мечтой, образцом промышленного предприятия.</text:p>
      <text:p text:style-name="P2">Взять хотя бы строительный цех, бытовка просторная, культурно обложена кафелем, из неё вход в такую же просторную душевую, но уже с другим кафелем на полу и стенах. Трудись и вспоминай какая красота тебя тут ждёт после работы.</text:p>
      <text:p text:style-name="P2">Я знал своё дело и меня применяли как каменщика-одиночку для нестандартных заданий в отдельно взятых местах.</text:p>
      <text:p text:style-name="P2">Дадут пару подсобников, чтоб подавали раствор-кирпич и вперёд — муровать подземный водопроводный колодец с круговыми стенами, или выкладывать печные трубы над <text:s/>домиками из двух квартир.</text:p>
      <text:p text:style-name="P2">Мне нравилась частая смена заданий; каждое требовало особого подхода и осмотрительности, что не позволяет закоснеть умом и застыть хребтом.</text:p>
      <text:p text:style-name="P2">В периоды между делом меня посылали в бригаду на строительстве заводского 130-квартирного. Работали в ней не ассы, конечно, но как построят в том и будут жить.</text:p>
      <text:p text:style-name="P2">Ни в бытовке, ни в бригаде я особо ни с кем не общался. Спросят о чём — отвечу, а так всё больше молчу; сам с собой в уме разговариваю.</text:p>
      <text:p text:style-name="P2">Подсобники у меня часто менялись, их поставляло Наркологическое отделение № 2, оно же нарко-два. <text:span text:style-name="T1">Оно было частью конвейерного производства бесплатных рабов.</text:span></text:p>
      <text:p text:style-name="P3">Система работала так — влетает милицейский фургон в село и хватают двух-трёх мужиков, на кого председатель сельсовета укажет, что они пьющие. (Как будто другие бывают.)</text:p>
      <text:p text:style-name="P3">Их привозят в нарко-два, типа, на лечение. Кто заерепенится — укол серы вкатят и до конца срока он уже не рискует.</text:p>
      <text:p text:style-name="P3">Срок лечения от двух до трёх месяцев.</text:p>
      <text:p text:style-name="P3">Живут пациенты в общежитии, хавают в столовой, пашут там, куда пошлю. ДЕНЕГ НЕ ПОЛУЧАЮТ.</text:p>
      <text:p text:style-name="P3">Всё уходит на оплату быта, хавки и медицинского обслуживания — раздача таблеток по вечерам, которые они спускают в унитазы.</text:p>
      <text:p text:style-name="P3">При хорошем поведении на выходные отпускают съездить домой на родину.</text:p>
      <text:p text:style-name="P3">В городе проще — участковый говорит кому из алкашей явиться для отбывания и те знают, <text:soft-page-break/>что лучше не пурхать.</text:p>
      <text:p text:style-name="P3">Вот и стираются грани между городом и деревней.</text:p>
      <text:p text:style-name="P3"/>
      <text:p text:style-name="P3">У каждого человека непременно есть своя история и если молчишь и своею не перебиваешь, он тебе её расскажет. Не обязательно про самого себя, может и про родственника или соседа.</text:p>
      <text:p text:style-name="P3">Я в «Мотордетали» такого наслушался — ни в какую «Тысячу и одну ночь» не влезет.</text:p>
      <text:p text:style-name="P3">Например, про немца, что со своим отделением в сельской хате квартировал.</text:p>
      <text:p text:style-name="P3">Он каждое утро орал чего-то, а товарищи его хохотали.</text:p>
      <text:p text:style-name="P3">Один из них немного говорил по-русски и пояснил хозяйке хаты о чём тот кричит:</text:p>
      <text:p text:style-name="P3">- Этих сук мне дайте — и Сталина, и Гитлера, обоих из «шмайсера» положу!</text:p>
      <text:p text:style-name="P4">Это мне баба рассказала, которая считала дни до пенсии.</text:p>
      <text:p text:style-name="P3">Спрашивается, в Красной армии долго б ему дали покричать?</text:p>
      <text:p text:style-name="P4">Или как мужик в забегаловке с каким-то кентом разговорился, вместе вышли и пошли себе.</text:p>
      <text:p text:style-name="P4">Кент говорит, погоди, мол, в какой-нибудь двор отлить заскочу. А во дворе на верёвке ковёр оказался. <text:s/>Тот поссал и захотел ковёр прихватить. Так повязали обоих. Мужик получил четыре года. Он, типа, на стрёме стоял. Так и не смог доказать, что того кента полчаса как знал.</text:p>
      <text:p text:style-name="P4">Или ещё как... Нет! Такого вообще никому не надо рассказывать...</text:p>
      <text:p text:style-name="P4">Вобщем, большинство сказок всё про тёмную ночь.</text:p>
      <text:p text:style-name="P4">Но и в трагичности найдётся место оптимизму!</text:p>
      <text:p text:style-name="P4">В ту зиму мороз стоял несусветный. Идёшь так себе, а в голове тихое такое позвякивание — это мысли в мозгу позамерзали и об извилины брякают.</text:p>
      <text:p text:style-name="P4">И в самый разгар этого полюса холода смотрю — объявление в коридоре: желающие пойти в лыжный поход на Сейм обращаться в группу по туризму. </text:p>
      <text:p text:style-name="P4">Я ж говорю — очень продвинутый завод. Под одной пятиэтажкой на Жилмассиве я в подвале стяжку делал под резиновое покрытие, получился <text:s/>стадион для мини-футбола.</text:p>
      <text:p text:style-name="P4">Нашёл я ту группу, говорят: в субботу утром возле проходной со своими лыжами. <text:s/></text:p>
      <text:p text:style-name="P4">Я принёс те, в которых ещё на Объекте пацаном по лесу бегал. Автобус ждёт. Кто хочет — автобусом, а кто хочет может и на лыжах. </text:p>
      <text:p text:style-name="P4">Мы втроём пошли, <text:span text:style-name="T2">всего-то 12 км. Одна девушка, ухажёр её и я.</text:span></text:p>
      <text:p text:style-name="P5">Лыжню по очереди прокладывали. Но какая красота! Особенно как в лес вошли.</text:p>
      <text:p text:style-name="P5">Снег от мороза мелкий-мелкий и весь искрится под солнцем. </text:p>
      <text:p text:style-name="P5">Они знали где заводской лагерь, а я первый раз увидел. Домики как в швейцарских Альпах, с острыми крышами, двухэтажные и все из дерева. Вокруг лес под снегом, а на крышах снег не удерживается. Класс!</text:p>
      <text:p text:style-name="P5">Мне комната как раз под крышей досталась; видно до чего у неё скат крутой.</text:p>
      <text:p text:style-name="P5">Комнату со мной делил один из туристов. Я так понял, у них там своя компания и объявление они для галочки повесили — дирекции показать, мол, привлекаем массы. Не ждали, что я придыбаю.</text:p>
      <text:p text:style-name="P5">Он мне рассказал, как в походе по Уралу целую неделю под дождём шёл. С утра до ночи дождь и дождь. И с тех пор как отрезало — ни в одном походе даже и не моросит.</text:p>
      <text:p text:style-name="P5">Его за это прозвали «сухой талисман». Без него пойдут — мокнут, а с ним и капля не упадёт.</text:p>
      <text:p text:style-name="P5">Потом он ушёл и вернулся со спиртом, налил мне стакан, а себе двадцать капель; бутербродами закусили и он снова ушёл.</text:p>
      <text:p text:style-name="P5">С первого этажа музыка пошла. Я на койку прилёг, смотрю — крыша над головой плавает, вот я и спустился на музыку. </text:p>
      <text:p text:style-name="P5">Они там в одной комнате быстрые танцы устроили. Свет потушили, только цветомузыка моргает. Я чуток тоже попрыгал.</text:p>
      <text:p text:style-name="P5">Потом перешёл в соседнюю комнату. Там свет горел, под стенами сидели женщины не лыжного возраста — наверное, туристические мамаши из автобуса. А по центру биллиардный стол стоит.</text:p>
      <text:p text:style-name="P6">Сухой талисман с кем-то шары гоняет. Я у него кий попросил и — верь не верь! — три шара <text:soft-page-break/>друг за дружкой по лузам разложил, да хлёстко так. Я и сам обомлел, на бильярде у меня никогда толком не получалось. Дальше я продолжать не стал, кий отдал и во двор вышел.</text:p>
      <text:p text:style-name="P6">Вокруг темень, как в лесу, только свет в окошках да мангале костёр полыхает для шашлыка; и ни души вокруг.</text:p>
      <text:p text:style-name="P6">Подошёл я, на пламя посмотрел и такая вдруг тоска взяла — все люди, как люди только я ото всех ломоть отрезанный. От такой тоски хмель из меня улетучился, поднялся я в комнату, да и уснул с горя.</text:p>
      <text:p text:style-name="P6"/>
      <text:p text:style-name="P7">А летом мне открылось, что есть Игра с большой буквы.</text:p>
      <text:p text:style-name="P7">Стадион в парке на Миру назывался «Авангард» и там встреча встреча по футболу проходила. Играли заводская команда и приезжая.</text:p>
      <text:p text:style-name="P7">Зрителей собралось штук двадцать, такие же ломти отрезанные, кому делать не хрен, и два-три случайных алкаша.</text:p>
      <text:p text:style-name="P7">Ну, выбежали команды на поле, судья, монетка, жребий, всё такое. Начали играть. Типа, играть. А на что рассчитывал? Команды заводские, формы-гетры им профком купил, но мужикам-то уже за тридцать. Может, один-другой из них пятнадцать лет назад в ДЮСШ на волейбол ходили, вот и вся подготовка. <text:span text:style-name="T3">А поле-то большое такое, стандартное, пока бедолага с края на край добежит, на него уж и смотреть жалко. Но раз пришёл — сижу, всё равно больше делать нечего. И нечего тут вздыхать.</text:span></text:p>
      <text:p text:style-name="P8">Только вдруг высокие тополя в плотном ряду за пустой противоположной трибуной зашевелились и шелестнули. <text:s/>Словно по ним пробежал выдох великана-невидимки.</text:p>
      <text:p text:style-name="P8">Но всё это уже неважно стало, потому что на поле нежданно такая Игра развернулась, от которой весь в напряжении вперёд подаёшься и стискиваешь брус скамьи, и только головою водишь, чтоб уследить за мячом, что заметался по всему полю, летает, рассекая воздух, как белое ядро, которому не дают даже земли коснуться.</text:p>
      <text:p text:style-name="P8">Полузащитник взмывает вверх на полметра выше своего роста и головой отправляет мяч на правый край нападающему, тот, в одно касание переправляет его в центр. Центральный нападающий ловко принимает пас, перебрасывает мяч через защитника, легко его обходит; пушечный удар! Неизвестно откуда и как подоспевший левый полузащитник подпрыгивает, отбивает мяч грудью далеко к центру поля, где тут же завязывается борьба...</text:p>
      <text:p text:style-name="P9">Мы напряжённо следим за полем, где мяч переходит от команды к команде, ускоряясь ударами ног и голов, чтоб мчать дальше.</text:p>
      <text:p text:style-name="P9">Это не они играют, это ими играют, это идёт Игра.</text:p>
      <text:p text:style-name="P9">Наконец и алкашам начало доходить, что происходит нечто небывалое. Они взревели и засвистали как многотысячные трибуны.</text:p>
      <text:p text:style-name="P9">Возможно, этим и спугнули невидимку.</text:p>
      <text:p text:style-name="P9">Игроки, один за другим, начали сникать и вскоре просто бегали запаренной трусцой, как и в начале матча.</text:p>
      <text:p text:style-name="P9">Я не слишком большой ценитель футбола, зато теперь убедился, что есть настоящая Игра.</text:p>
      <text:p text:style-name="P9">Пять минут Игры, разве этого мало?</text:p>
      <text:p text:style-name="P9">Фанаты прославленных клубов возможно и больше видали, но не настолько подряд, а по крупицам, как гомеопаты.</text:p>
      <text:p text:style-name="P9">Да, та Игра ушла, растворилась, умчалась, как порыв ветра, как прилив счастья, но она была и восхищает меня до сих пор.</text:p>
      <text:p text:style-name="P9"/>
      <text:p text:style-name="P9">Причиной моей молчаливости стало то, что я прикусил язык.</text:p>
      <text:p text:style-name="P9">На первых порах я выдавал всё, что взбредёт, но через месяц в строительном цеху завода «Мотордеталь» проходило общее собрание коллектива, на котором выступил представитель заводоуправления.</text:p>
      <text:p text:style-name="P9">В нём чувствовалась порода руководителя. Таких людей невозможно представить ребёнком с воздушным шариком, или юнцом озабоченным своими прыщами. Нет. <text:s/><text:span text:style-name="T4">Он из утробы матери таким и вышел — полулысый, в очках, с брюшком и чувством глубокого удовлетворения.</text:span></text:p>
      <text:p text:style-name="P10"><text:soft-page-break/>В своей речи он затронул задачи стоящие перед нами в такой ответственный ускоренно перестроечный период. Каждый должен трудиться не покладая сил, мы, рядовые трудящиеся, на своём рабочем месте, а они, руководство, на своих постах продолжат заниматься экономической деятельностью и хозяйственной тоже, чтобы направлять наши усилия на достижение поставленных задач.</text:p>
      <text:p text:style-name="P10">Он кончил и председатель собрания спросил нет ли вопросов. Я поднял руку.</text:p>
      <text:p text:style-name="P10">Так не принято — вопрос про вопросы должен закрывать собрание; по негласным правилам. Но я поднял руку, потому что он меня достал, этот соловушка из заводоуправления.</text:p>
      <text:p text:style-name="P10">Я попросил объяснить разницу между экономической и хозяйственной деятельностью; мне интересно; спасибо.</text:p>
      <text:p text:style-name="P10">Руководитель перешепнулся с председателем и тот объявил конец собрания.</text:p>
      <text:p text:style-name="P10">Рабочие с облегчением поспешили по домам.</text:p>
      <text:p text:style-name="P10">Через пару дней хлопец из села Бочки, что приезжал на работу мотоциклом и в круглом шлёме, куда суют голову как в горшок, и который он приносил в бытовку держа под мышкой словно космонавт свой шлём на стартовой площадке, <text:span text:style-name="T5">громко заметил, что надо бы сменить замок на шкафчике, а то тут шизофреники завелись.</text:span></text:p>
      <text:p text:style-name="P11">Ни к кому конкретно он не обращался, но большинство переодевающихся в спецовки повернули головы ко мне. Вот когда я прикусил язык.</text:p>
      <text:p text:style-name="P11">Против рычагов власти не попрёшь, они негласны и неуловимы и даже дебила из Бочек обучили слову «шизофреник».</text:p>
      <text:p text:style-name="P11"/>
      <text:p text:style-name="P11">- Ты был в Ромнах?</text:p>
      <text:p text:style-name="P11">Здесь, в помывочном зале конотопской бани, <text:s/><text:span text:style-name="T6">где мы голяком намыливаемся над своими жестяными шайками, каждый из нас смахивает на «безвозвратно свободных» с Площадки пятого отделения. <text:s/>Ближайшие соседи по мраморному столику с шайками навострили слух; в Конотопе любят, когда вопрос поставлен прямо, без обиняков.</text:span></text:p>
      <text:p text:style-name="P11">- <text:span text:style-name="T6">В Ромнах я был, но вас не помню.</text:span></text:p>
      <text:p text:style-name="P12">Я и сам залюбовался безупречным поэтическим размером своего ответа. Соседи пододвинулись поближе — у конотопчан врождённая склонность к поэзии.</text:p>
      <text:p text:style-name="P12">Я продолжал всматриваться <text:s/>в задавшего мне этот вопрос. Всплыли всхлипы баяна на вечерней Площадке. Темнеет, сейчас пойдём на ужин. Эти глаза... Эти же глаза, только с сизоватой поволокой...</text:p>
      <text:p text:style-name="P12">- Володя!</text:p>
      <text:p text:style-name="P12">Соседи отодвигаются, некоторые, ухватив шайки, переходят к другим столикам. (Их уже двое...)</text:p>
      <text:p text:style-name="P12">Как же я сразу-то не узнал? Один из нас троих спавших на двух койках. Он смущённо улыбается. <text:span text:style-name="T7">Отсутствие той поволоки в глазах сбило меня поначалу...</text:span></text:p>
      <text:p text:style-name="P12"/>
      <text:p text:style-name="P13">Точно такую же сталисто-сизеватую поволоку увидел я в глазах жителей азербайджанской деревни Кркчян, когда они меня поймали как армянского шпиона на склоне тумба, где я просто собирал мош, он же ежевика, она же ожина...</text:p>
      <text:p text:style-name="P13"/>
      <text:p text:style-name="P13"/>
      <text:p text:style-name="P13">По официальной версии карабахская война длилась три года — с 1992 по 1994, но на самом деле началась она намного раньше и не кончилась до сих пор. Хотя признаю, те три года были самыми отвратными.</text:p>
      <text:p text:style-name="P13"/>
      <text:p text:style-name="P13">В ходе той войны, когда мне перестало нравиться выражение глаз Сатэник, я постарался отправить её в эвакуацию. По странному стечению обстоятельств, она, вместе с Рузанной и Ашотом, оказалась в Конотопе на Декабристов 13. </text:p>
      <text:p text:style-name="P14">Каково же было моё удивление, когда три месяца спустя Сатэник поставила меня перед фактом своего возвращения. Мне пришлось лететь в Ереван для встречи её и детей в <text:soft-page-break/>аэропорту Звартноц и последующей доставки, тоже вертолётом, в Степанакерт.</text:p>
      <text:p text:style-name="P14">Город ещё не оправился от шока при гибели 25 человек жителей за один обстрел.</text:p>
      <text:p text:style-name="P14">Незнакомые люди в Ереване, узнав куда мы отправляемся, предлагали хотя бы детей им оставить, Ашота и Рузанну (в алфавитном порядке).</text:p>
      <text:p text:style-name="P14">Когда мы добрались на квартиру, которую знакомые сдавали нам бесплатно, я поинтересовался причиной столь скорого возвращения.</text:p>
      <text:p text:style-name="P14">- Я там поняла, что просто так жить и жить-<text:span text:style-name="T8">то</text:span> не стоит.</text:p>
      <text:p text:style-name="P14"/>
      <text:p text:style-name="P14">Вот тебе наглядный пример воздействия среды. Отпусти армянскую женщину, воспитанную в лучших традициях патриархального уклада на три месяца в Конотоп, так она тебе без спросу вернётся и начнёт философские сентенции выдавать.</text:p>
      <text:p text:style-name="P14">А ничего, что бояться за одного себя легче, чем ещё и за вас родимых? Особенно когда завоют сирены воздушной тревоги, или заухают морские орудия Каспийской флотилии, снятые с кораблей и подв<text:span text:style-name="T8">é</text:span>зенные на тумб Верблюжья спина? <text:s/><text:span text:style-name="T8">А «Грады» и вовсе без предупрежденья бьют — долетят, взорвутся и полквартала как не бывало. Ведь мы живём в век высоких технологий.</text:span></text:p>
      <text:p text:style-name="P15"/>
      <text:p text:style-name="P15">Опять меня куда-то занесло, я ж про Ромны, вроде говорил, а дурдом и война вещи разные. Или как?</text:p>
      <text:p text:style-name="P15"/>
      <text:p text:style-name="P15">Это к тому, что я как-то не успел ознакомить Сатэник с некоторыми фактами своей предыдущей биографии, всё как-то руки не доходили. И мне малость интересно было: какую информацию она там зачерпнёт? </text:p>
      <text:p text:style-name="P15">А никакой. Конотопчане своих не топят. </text:p>
      <text:p text:style-name="P15">Единственный прокол случился в разговоре с сотрудницей. (Сатэник там ещё и не работу успела устроиться в заводе КЭМЗ).</text:p>
      <text:p text:style-name="P15">Узнав, что фамилия её мужа Огольцов, сотрудница сказала:</text:p>
      <text:p text:style-name="P15">- Хм...</text:p>
      <text:p text:style-name="P16">Вот, пожалуй, и весь компромат на меня в Закавказьи из конотопских источников.</text:p>
      <text:p text:style-name="P16"/>
      <text:p text:style-name="P16">Да, жизнь катилась по тем же рельсам — была и баня, и пляж, и вызовы Двойки, и я везде исполнял свою накатанную роль, но как-то уже от всего отделился; и от жизни такой, и от своей роли в ней.</text:p>
      <text:p text:style-name="P16">Я стал как тот мужик, что приоблокотился на оградку детской площадки, типа, понаблюдать как копошится детвора в песочнице: <text:span text:style-name="T9">там </text:span>и Двойка, и руководители с подсобниками, и сам я <text:span text:style-name="T9">со своей ролью, но меня эта возня не цепляла.</text:span></text:p>
      <text:p text:style-name="P16"/>
      <text:p text:style-name="P17">Весной Двойка вызвал меня в Нежин, в общагу, типа, тряхнуть стариной.</text:p>
      <text:p text:style-name="P17">Точно помню, что назначено было на четверг, когда у меня баня и, по-видимому, предпраздничный день — посреди недели он меня не вызывал.</text:p>
      <text:p text:style-name="P17">Я прихватил полотенце и смену нижнего — хотя в общаге нет парной, но душ-то имеется, и поехал в Нежин.</text:p>
      <text:p text:style-name="P17">Дежурной в вестибюле сидела тётя Дина. Она ни капли не изменилась и, разумеется, меня не пропустила. Я попросил подымавшегося на этажи студента зайти в комнату, где, по договорённости, уже должен был ожидать <text:span text:style-name="T10">Д</text:span>войка и сказать, что я в вестибюле.</text:p>
      <text:p text:style-name="P18">Он ушёл, а на меня нагрянуло открытие.</text:p>
      <text:p text:style-name="P18">В вестибюль из коридора общаги вышла молоденькая студенточка в мятом халатике и сонным лицом. На меня она не взглянула — мало ли кто ту торчит, а просто подошла к окну неподалёку от меня.</text:p>
      <text:p text:style-name="P18">Я ждал Двойку, или записку — в какое окно первого этажа мне влезть, и совершенно не был готов, что моё тело, без всякого приказа с моей стороны и без разрешения даже, вдруг ни с того ни с сего забростит правую руку за голову, высоко вскинув локоть.</text:p>
      <text:p text:style-name="P18"><text:soft-page-break/>Что творит! </text:p>
      <text:p text:style-name="P18">Я догадался, что это оно из-за студенточки, которая в паре метров от меня отчуждённо смотрела сквозь стекло окна на пустой тротуар и на здание столовой, но лично я не собирался ведь делать никаких телодвижений!</text:p>
      <text:p text:style-name="P18">Шокирующее <text:s/>открытие.</text:p>
      <text:p text:style-name="P18">Вернулся посыльный и сказал, что дверь указанной комнаты заперта. Как видно Двойка уже приступил тряхать стариной с какой-нибудь покладистой подругой.</text:p>
      <text:p text:style-name="P18">Я вышел из общаги. Успеть в Конотоп до закрытия бани и думать нечего. Но сегодня четверг!</text:p>
      <text:p text:style-name="P18">Ничего. В Графском парке есть озеро. Я направился туда кратчайшим путём.</text:p>
      <text:p text:style-name="P18">Навстречу из парка шла группа парней студентов в спортивках, направляясь к общаге. Они свернули к трубе, с которой когда-то Федя и Яков плюхались в воду, и по очереди перешли на ту сторону давно высохшего и заросшего травой рва.</text:p>
      <text:p text:style-name="P18">Надо же! Похоже тут это стало традицией. Что теперь? Барабанить себя в грудь и орать: «это же я! я — та легенда! это всё от меня пошлó!»</text:p>
      <text:p text:style-name="P19">Я с грусть углубился в парк, но не к широкой части озера, а к затоке с чёрной водой у зарослей в пустынной его части.</text:p>
      <text:p text:style-name="P19">Там я снял всё, зашёл в воду и намылился; выбросил мыло на берег и потёр себя руками, где мог достать. Потом, чтоб смыть пену, побарахтался вертясь винтом в воде, нырнул и вышел на берег.</text:p>
      <text:p text:style-name="P19">На чёрной ряби расплывались белые разводы. Рожденье Афродиты. Русалочка, итит твою налево; растираясь полотенцем, думал я.</text:p>
      <text:p text:style-name="P19">Нет, я не извращенец, просто такой уродился.</text:p>
      <text:p text:style-name="P19"/>
      <text:p text:style-name="P19">Леночка поступила в швейное училище в Сумах и уехала туда учиться. Мне не оставалось никакого смысла и дальше жить на Декабристов 13.</text:p>
      <text:p text:style-name="P19">Я нашёл другое жильё на другой окраине Конотопа, поближе к заводу «Мотордеталь».</text:p>
      <text:p text:style-name="P19">Это была летняя кухонька, площадью 2 х 3 метра, во дворе хаты, чья хозяйка работала на водоочистных сооружениях, где я вёл кладку отдельных мест.</text:p>
      <text:p text:style-name="P19">Кирпичная плита под низким потолком оставляла место лишь для койки и стола под окном, но мне хватало. Там я только спал да читал книги на немецком с немецко-русским словарём медицинских терминов; другого в магазине не нашлось.</text:p>
      <text:p text:style-name="P19">Квартплата составляла всего 15 руб., но тем не менее, я окончательно прекратил рассылать и без того нерегулярные переводы в обе стороны.</text:p>
      <text:p text:style-name="P19">Углубление в немецкий понадобилось мне, чтоб разобраться наконец с этим Фрейдом.</text:p>
      <text:p text:style-name="P19">Как шизофреник со стажем, я не видел резона в его тормознутости на символизме из половых органов.</text:p>
      <text:p text:style-name="P20">Ну, да, сигара смахивает на член, а пепельница на влагалище и тому подобное. Но что из этого? </text:p>
      <text:p text:style-name="P20">На этих толкованиях зациклились до упора, но воз и ныне там.</text:p>
      <text:p text:style-name="P20">Впоследствии я понял, что Фрейд, по сути своей, сказочник, как Ганс Христиан Андерсен, просто у них разный запас слов.</text:p>
      <text:p text:style-name="P20">Он королевство сознания разделяет на четыре части (исполать тебе, Зигмунд, уже какой-то шаг вперёд от триад Гегеля): герцогство Сознание, баронетство Подсознание, графство Эго и маркизетство Супер-Эго.</text:p>
      <text:p text:style-name="P20">Красота! Чудо что за сказки, сколько в них поэзии...</text:p>
      <text:p text:style-name="P20">И пошёл жонглировать этими четырьмя погремушками. И пошёл! И пошёл!</text:p>
      <text:p text:style-name="P20">Каждый имеет право на персональную научную теорию, но теории проверяются практическими результатами.</text:p>
      <text:p text:style-name="P20">Пользуясь своею, Фрейд исцелил 12% доставшихся ему пациентов. Возможно, это они сами по себе выздоровели, но отдадим их Фрейду за его заслугу — он предложил хоть что-то, когда на эту тему было пусто и голó. К тому же он до сих пор вдохновляет массу художников малевать винегреты из фаллосов и вагин.</text:p>
      <text:p text:style-name="P20"><text:soft-page-break/></text:p>
      <text:p text:style-name="P21">Ещё в той кухоньке во мне окончательно утвердился давно возникший план — пора покинуть Конотоп. Возник он ещё прошлой осенью...</text:p>
      <text:p text:style-name="P31"/>
      <text:p text:style-name="P31"><text:span text:style-name="T11">...б</text:span>атареи прожекторов на металлических мачтах освещения <text:span text:style-name="T12">насилу </text:span>сдерживают натиск густо-фиолетовой ночи, <text:span text:style-name="T12">их</text:span> влажный отблеск <text:span text:style-name="T12">тянется </text:span>вдоль натруженных рельс. Колеи раздваиваются, расчетверяются, параллельное многорядье путей заставлено вагонами, цистернами, <text:span text:style-name="T11">платформами</text:span>, на которых громоздится, топорщится, высится зачехл<text:span text:style-name="T11">ё</text:span>нная и раскрытая, габаритная и мелкая, обвязанная и валом сваленная всякая всячина. Погромыхивая на стрелках, скатываются с сортировочной горки вагоны: в одиночку и сцепками, чтоб отыскать и уткнуться в нужный состав. На товарной станции нет выходных. Круглые сутки громыханье и лязг, резкий скрежет тормозных башмаков, выкрики репродукторов о формирующихся и готовых составах.</text:p>
      <text:p text:style-name="P31"><text:span text:style-name="T13">И</text:span> в ту осеннюю ночь я перес<text:span text:style-name="T12">ёк</text:span> её знакомыми тропами служебных проходов, минуя вагонные лабиринты, <text:span text:style-name="T12">чтобы выйти</text:span> к знакомому пролому в <text:s/>ограде ПМ<text:span text:style-name="T13">С</text:span>-119. <text:span text:style-name="T12">Я </text:span><text:s/>загодя ёж<text:span text:style-name="T12">ился</text:span> и негод<text:span text:style-name="T12">овал</text:span> какая там будет грязь и лужи. </text:p>
      <text:p text:style-name="P31"><text:span text:style-name="T13">Вот и уж и надпись по серому бетону ограды, красивая, метровыми буквами, несмываемым надпись дёгтем <text:s/>для пассажиров проходящих поездов: «Конотоп — город трезвенников». <text:s/></text:span></text:p>
      <text:p text:style-name="P31">Неотступный свет прожекторов припечатал мою тень к стене. </text:p>
      <text:p text:style-name="P31"><text:span text:style-name="T12">Чем ближе к ней, </text:span>силуэт <text:span text:style-name="T12">у</text:span>меньша<text:span text:style-name="T12">ется</text:span>, подрагивая полями шляпы <text:span text:style-name="T13">при ходьбе; а вот и утонул</text:span> <text:span text:style-name="T12">во мгле</text:span> пролома. </text:p>
      <text:p text:style-name="P31">Для путешествий во времени нужна машина? Возможно, но если она не по карману, <text:span text:style-name="T12">попробуйте</text:span> пешком. Сейчас, <text:span text:style-name="T13">вслед</text:span> за своей <text:span text:style-name="T13">исчезнувшей </text:span>тенью, я окажусь в таких средневековых непр<text:span text:style-name="T13">ó</text:span>лазях и тьмах… </text:p>
      <text:p text:style-name="P31">- Софокл! Эсхил! </text:p>
      <text:p text:style-name="P31"><text:span text:style-name="T12">Опаньки!</text:span> Неужто так широко шагнул, что п<text:span text:style-name="T13">р</text:span>оскочил по самую античность? </text:p>
      <text:p text:style-name="P31">- Эсхил!- хрипло надрывалась средь слякотного мрака ПМСных задворков чёрная тень шагах в <text:span text:style-name="T13">двадцати</text:span> от пролома. </text:p>
      <text:p text:style-name="P31">Моя? Нет, эта пониже и круглее. К тому же в кепке <text:span text:style-name="T12">и</text:span> в кожаном пальто. </text:p>
      <text:p text:style-name="P31">- Чего стал? Тебя звали? Будто понятие имеешь про Софокла. </text:p>
      <text:p text:style-name="P31">- Вы правы, дальше Аристофана я не углублялся. </text:p>
      <text:p text:style-name="P31">Он икнул и чуть покачиваясь, но решительно заступил мне путь. </text:p>
      <text:p text:style-name="P31">- Ты кто?- пахнул он винищем. </text:p>
      <text:p text:style-name="P31">- Прохожий. А вас что сюда привело? </text:p>
      <text:p text:style-name="P31">Он будто не слыхал вопроса. </text:p>
      <text:p text:style-name="P31">- Софокл… Эсхил…- умильно вторил он.- Да, да… Эсхил… Аристофан! А ещё? </text:p>
      <text:p text:style-name="P31">- Ну, ещё Еврипид. </text:p>
      <text:p text:style-name="P31">- Точно! Еврипид!- со слезой воскликнул он и вновь самозабвенно простонал, - Софо-о-о-кл…</text:p>
      <text:p text:style-name="P31"/>
      <text:p text:style-name="P31">Мы стояли друг против друга, словно сошедшиеся после разлуки Санчо Панса и Дон-Кихот. <text:span text:style-name="T12">Вот</text:span> Санчо сокрушённо понурился. Козырёк кожаной кепки клюнул меня в переносицу. Проклятье, Санчо! Я ведь с открытым забралом. </text:p>
      <text:p text:style-name="P31">- Художник я, - горестно поведал он, подняв голову, - а сюда на два месяца. </text:p>
      <text:p text:style-name="P30">И снова кивок-клювок. На два месяца из нарко-два для излечения от алкогольных склонностей. Эx, Санчо, Санчо!.. Любой сопьётся, коли не с кем про Софокла перемолвиться! И бисер есть, да метать не перед кем… </text:p>
      <text:p text:style-name="P22">Нет, надо уходить... туда, за горизонт, к далёкому, как детство, лукоморью, где дуб с дуплом, <text:soft-page-break/>чтобы шептать в него свои давно уж никому не нужные цитаты и имена забытых мудрецов...</text:p>
      <text:p text:style-name="P18"/>
      <text:p text:style-name="P23">План безупречен, но как насчёт деталей? Например, куда?</text:p>
      <text:p text:style-name="P23">Ну, во первых, туда, где тепло — хватит с меня обморожений, а во-вторых, где есть море и горы. </text:p>
      <text:p text:style-name="P23">Крым не подходит — горы низковаты, к тому же он занят Ольгой.</text:p>
      <text:p text:style-name="P23">Следуя карте, палец наползает на Баку. Вот и ладненько.</text:p>
      <text:p text:style-name="P23"/>
      <text:p text:style-name="P23">Получив причитающийся мне отпуск в строительном цеху «Мотордетали», я написал заявление на увольнение.</text:p>
      <text:p text:style-name="P23">Но прежде чему уехать, оставалось ещё одно дельце. Обещание данное мною трём незнакомцам в ресторане — наведаться в город Львов.</text:p>
      <text:p text:style-name="P23"/>
      <text:p text:style-name="P23">Чем ближе ко львову, тем медленнее шёл поезд <text:s/>по склонам Карпатских гор с высокими тёмными елями-смереками, но всё-таки под вечер довёз до места назначения.</text:p>
      <text:p text:style-name="P24">В ячейке камеры хранения я <text:span text:style-name="T14">о</text:span>ставил свой портфель, где кроме гигиенических необходимостей притаилась и серая полузимняя кепка, <text:span text:style-name="T14">чтобы выйти в город в своей неизменной шляпе</text:span></text:p>
      <text:p text:style-name="P24"><text:span text:style-name="T14">Львов красивый город, в нём немало памятников старинной архитектуры и улиц мощёных булыжником</text:span>. <text:span text:style-name="T14">Недаром именно здесь снималась 4-серийная советская экранизация «Трёх мушкетёров»; просто нужно стараться, чтобы трамвайные рельсы не попадали в кадр.</text:span></text:p>
      <text:p text:style-name="P25">Я не пользовался во Львове никаким видом транспорта, шёл пешком.</text:p>
      <text:p text:style-name="P25">Куда?</text:p>
      <text:p text:style-name="P25">К оперному театру. Моё обещание исполнено, во Львов я наведался, но отнюдь не собирался бегать по улицам с вопросом: «вы, случайно, не бывали проездом в Конотопе два года назад, после того как откинулись с зоны?» </text:p>
      <text:p text:style-name="P25">Я ж не полудурок.</text:p>
      <text:p text:style-name="P25">Я шёл культурно и приятно провести время, потому что поезд на Киев отправляется ровно в полночь.</text:p>
      <text:p text:style-name="P25">Оперный театр во Львове — просто загляденье, дворец; молодцы построившие его поляки; но насчёт приятности, то фиг я угадал.</text:p>
      <text:p text:style-name="P25">Там шла опера современного местного классического композитора о крестьянских волнениях XVI-го века. Творение в стиле «поедят!»</text:p>
      <text:p text:style-name="P25">Но назвался груздем — полезай в кузов, и я отсидел от звонка до звонка.</text:p>
      <text:p text:style-name="P25">К полуночи я вернулся на вокзал, открыл ячейку камеры хранения, а затем портфель.</text:p>
      <text:p text:style-name="P25">Шляпу я положил внутрь ячейки, а на голову плотно насадил серую кепку из портфеля.</text:p>
      <text:p text:style-name="P25">Затем я застегнул портфель, вынул его из ячейки и нежно прикрыл дверцу да ещё и хмыкнул, представляя реакцию следующего её открывателя, когда уткнётся взглядом в шляпу.</text:p>
      <text:p text:style-name="P25">Иди и подумай что подумать.</text:p>
      <text:p text:style-name="P25"/>
      <text:p text:style-name="P25">Вернувшись в Конотоп я начал делать прощальные визиты — к брату Саше на Сосновскую, к сестре Наташе на Семи Ветрах; вот только на Декабристов 13 не пошёл. Всё-таки я полудурок.</text:p>
      <text:p text:style-name="P25">Наташа на прощанье сделал мне богатый подарок — новое зимнее пальто серого сукна с каракулевым воротником. По-видимому, на Гену размер не подошёл, а мне оказалось впору.</text:p>
      <text:p text:style-name="P25">Ещё я сходил в ЗАГС, чтобы мне в паспорте поставили штамп о разводе с Ирой, но меня послали в нежинский ЗАГС, по месту заключения брака.</text:p>
      <text:p text:style-name="P25">Нежинский ЗАГС потребовал справку из конотопского народного суда, где расторгался наш брак.</text:p>
      <text:p text:style-name="P25">- Послушайте,- сказал я,- у вас уже записано, что она со мной в разводе. Поставьте мне штамп на этом основании и дело с концом.</text:p>
      <text:p text:style-name="P25">- Такой записи нет. Она к нам не обращалась.</text:p>
      <text:p text:style-name="P25"><text:soft-page-break/>Вот так они меня оглаушили.</text:p>
      <text:p text:style-name="P25">Пришлось ехать в Конотоп, брать справку в суде и везти обратно.</text:p>
      <text:p text:style-name="P25">Мотаясь электричками туда-сюда, я думал опояшет ли экватор километраж наезженный мною в поездах? Ещё я думал почему Ира столько лет не ставит в своём паспорте штамп о разводе. Наверное, чтобы добавить остроты ощущений в своих отношениях с другими. Типа, наставляет рога своему мужу-геологу, пока он в отъезде.</text:p>
      <text:p text:style-name="P25">А потом я вдруг понял почему мне всегда так нравилась сцена последнего расставания Д'Aртаньяна с Рошфором в романе «Двадцать лет спустя».</text:p>
      <text:p text:style-name="P25"/>
      <text:p text:style-name="P25">«- Иди, старый дьявол,- с грустной улыбкой произнёс Д'Aртаньян, глядя вслед удалявшемуся Рошфору.- Иди. Всё равно, нет уж больше Констанции.»</text:p>
      <text:p text:style-name="P25"/>
      <text:p text:style-name="P26">Я понял, что Констанция — это Ира и я. Только не по отдельности, а вместе. Констанция — это мы, когда ещё мучили друг друга своею любовью.</text:p>
      <text:p text:style-name="P26"/>
      <text:p text:style-name="P26">Потом я поехал в Сумы. Сводил Леночку в кино на «Фанфана-Тюльпана», только в этой роли был уже Ален Делон.</text:p>
      <text:p text:style-name="P26">В парке мы покормили лебедей, бросали им с моста кусочки пирожка с капустой, потом и сами сходили в ресторан. Для неё там всё было в диковинку.</text:p>
      <text:p text:style-name="P26">Она проводила меня на вокзал и расплакалась на прощанье. Красивая, на мать похожа, только волосы как у меня.</text:p>
      <text:p text:style-name="P26"/>
      <text:p text:style-name="P26">На следующий день я пошёл на улицу Гоголя 25 и отдал Саше Плаксину свой чёрный дембельский портфель заряженный словарями и ещё парой книг. <text:s/>Мы условились, что он вышлет их мне, когда где-нибудь обоснуюсь и пришлю адрес.</text:p>
      <text:p text:style-name="P26"/>
      <text:p text:style-name="P26">Конотоп провожал меня угрюмым холодом и ветром, но пальто от Наташи грело очень даже хорошо и я поехал в Нежин, чтобы вернуть книгу рассказов Селинджера.</text:p>
      <text:p text:style-name="P26">Спортивную сумку с одеждой и прочими вещами я запер в камере хранения на вокзале и с одним портфелем поехал на улицу Шевченко.</text:p>
      <text:p text:style-name="P26">На мой звонок дверь не открылась, наверно он и Мария Антоновна вышли куда-то в гости.</text:p>
      <text:p text:style-name="P26">Я поехал в центр города, в новый кинотеатр «Космос» напротив универмага.</text:p>
      <text:p text:style-name="P26">Там шла какая-то фигня про Синдбада-морехода производства студии «Узбекфильм», но мне нужно было убить время.</text:p>
      <text:p text:style-name="P26">Я сел и поставил портфель под сиденье. Место слева заняла женщина моих лет, по наклонному проходу справа бегала девочка лет четырёх. Мать, сидевшая в передних рядах, звала её вернуться, но она не слушалась и кричала: «папа!»</text:p>
      <text:p text:style-name="P26">На пару рядов выше, метров за пять влево, сидели пара лётчиков в офицерских бушлатах. Один из них стал здороваться с моей соседкой слева, но как-то по!хозяйски и с подковыркой.</text:p>
      <text:p text:style-name="P26">Начался фильм и Синдбад оказывался то на море, то в пещере и фехтовал саблей рядом с древними стенами Самарканда на фоне высоковольтной линии электропередач.</text:p>
      <text:p text:style-name="P26">Фильм наконец-то кончился, я взял свою кепку <text:s/>с пальто на коленях и одел её на голову. <text:s/>Соседка слева обронила свои тонкие перчатки мне на колени.</text:p>
      <text:p text:style-name="P26">- Возьми,- сказала она негромко,- проводи меня.</text:p>
      <text:p text:style-name="P26">Я достал портфель из-под сиденья и стал протискиваться за нею.</text:p>
      <text:p text:style-name="P26">В довольно плотной толпе кинозрителей мы спускались по высокой лестнице выхода.</text:p>
      <text:p text:style-name="P26">Офицеры-лётчики поджидали внизу в своих фуражках. Они и не пикнули, когда мы с ней проходили мимо. Кишкá оказалась тонкá.</text:p>
      <text:p text:style-name="P26">Во-первых, каракулевый воротник, до которого им вряд ли дослужиться, такие в Советской армии прерогатива полковников и выше; во-вторых, моя серая кепка — излюбленный фасон отмотавших две ходки на зону. Не говоря уже про новенький портфель.</text:p>
      <text:p text:style-name="P26">Она пригласила к себе на чай.</text:p>
      <text:p text:style-name="P26"><text:soft-page-break/>Идти пришлось недалеко, в пятиэтажку на спуске от площади.</text:p>
      <text:p text:style-name="P26">Я шёл и места становились всё знакомее и знакомее. Неужто? Не может быть... Точно!</text:p>
      <text:p text:style-name="P27">Она своим ключом открыла дверь квартиры, где когда-то чернявый КГБист устраивал мне встречу со своим начальником в стрижке «бобриком» седых волос.</text:p>
      <text:p text:style-name="P27">Но теперь квартира оказалась обставленной и обвешенной. Мы разделись в прихожей и прошли в гостиную.</text:p>
      <text:p text:style-name="P27">На журнальный столик она вместо чая принесла бутылку вина, нарезанную кружками колбасу и шоколадные конфеты.</text:p>
      <text:p text:style-name="P27">Я пил вино, закусывал шоколадом и вспоминал крановщика Виталю.</text:p>
      <text:p text:style-name="P27">Мы не спрашивали имён друг друга. Для того зачем мы тут достаточно и «ты».</text:p>
      <text:p text:style-name="P27">Правда, она не удержалась похвалиться, что работает в прокуратуре. Я не стал уточнять кем, сказал только, что меня ещё не здесь поймают.</text:p>
      <text:p text:style-name="P27">Она ушла в спальню и вернулась запахнувшись в длинный не застёгнутый халат; снова села рядом со мной на диване.</text:p>
      <text:p text:style-name="P27">Я обнял её, запустил руку под воротник халата на спине и расстегнул лифчик. Лицо её радостно просияло. Мы прошли в спальню.</text:p>
      <text:p text:style-name="P27">То, что было потом, можно сравнить с показательными выступлениями чемпионов в фигурном катании. Под стать её точёному телу.</text:p>
      <text:p text:style-name="P27">Оно как раз подходило для всех этих поддержек, тройных тулубов и прочей остальной программы.</text:p>
      <text:p text:style-name="P27">Мы переходили от фигуры к фигуре, чётко меняли темп <text:span text:style-name="T15">с</text:span> <text:span text:style-name="T15">произвольной сменой комбинаций и продолжали покорять сердца отсутствующих зрителей своим непревзойдённым мастерством.</text:span></text:p>
      <text:p text:style-name="P28">Упоение восторгом. Сладостное блаженство.</text:p>
      <text:p text:style-name="P28">Просто иногда у меня зачем-то всплывала мысль про какого-то непонятного Тузика и его резиновую грелку с закутком, чтоб всласть её погрызть. При чём тут закуток? Какой Тузик?</text:p>
      <text:p text:style-name="P28">Всё происходящее спрограмированно <text:s/>романом Карпентьера, который я недавно прочёл во «Всесвите». Там тоже герой, перед отправкой в Испанию на войну с генералом Франко в рядах Интернациональных бригад, поимел свою подругу трижды за ночь.</text:p>
      <text:p text:style-name="P28"/>
      <text:p text:style-name="P28">Утром она, наконец, приготовила чай, а я позвонил Жомниру, что привёз его книгу и скоро зайду.</text:p>
      <text:p text:style-name="P28"/>
      <text:p text:style-name="P28">Но к Жомниру я не пошёл, а вернулся к скверу Гоголя и в одной из прилегающих улочек зашёл в парикмахерскую.</text:p>
      <text:p text:style-name="P28">Там не ждали клиента в такую рань, но всё-таки одна из парикмахерш вызвалась побрить меня.</text:p>
      <text:p text:style-name="P28">Эта молодая, похожая на цыганку мастерица покарябала мне всё шею, всякий раз при этом ойкала и затирала порез щипучими квасцами. Ещё и плату взять не постеснялась.</text:p>
      <text:p text:style-name="P28"/>
      <text:p text:style-name="P28">Опять же мимо сквера я зашёл в школу номер два.</text:p>
      <text:p text:style-name="P28">Шёл урок и в коридорах царила тишина. В учительской оказались несколько женщин и я сказал, что хочу повидать ученицу второго класса Лилиану Огольцову.</text:p>
      <text:p text:style-name="P28"/>
      <text:p text:style-name="P28">Одна из них вышла со мной в коридор и проводила к нужному классу. Она зашла в него и вернулась с незнакомой мне девочкой с парой тугих косичек из пепельных волос, в серой кофточке с тонкими поперечными полосками впереди, и упорно отведённым в сторону взглядом.</text:p>
      <text:p text:style-name="P28">- Вот эта девочка,- сказала педагог,- но она говорит, что у неё нет папы.</text:p>
      <text:p text:style-name="P28">- <text:span text:style-name="T16">И правильно говорит- ответил я, сдерживая неизвестно откуда накатившую злость.- Разве это отец, что показывается раз в пять лет и то — попрощаться.</text:span></text:p>
      <text:p text:style-name="P29">Учительница тактично отошла к окну неподалёку.</text:p>
      <text:p text:style-name="P29"><text:soft-page-break/>Я расстегнул портфель и опустился рядом с тобою на одно колено, чтоб мы сравнялись. Ты всё так же не смотрела на меня.</text:p>
      <text:p text:style-name="P29">- Лилиана,- позвал я, достал из портфеля «Morning Star» и протянул тебе.- Передай это своей маме.</text:p>
      <text:p text:style-name="P29">Ты приняла сложенную газету и молча стояла, опустив глаза.</text:p>
      <text:p text:style-name="P29">- Ладно, Ли,- сказал я, - иди в класс.</text:p>
      <text:p text:style-name="P29">Ты с облегчением повернулась и пошла к двери своего класса.</text:p>
      <text:p text:style-name="P29">Я поднялся с колена и смотрел тебе вслед, пока дверь не поглотила тебя и газету, где между печатных страниц был увеличенный портрет Иры, стоящей в ручье, и пачка всех открыток и телеграмм, что вы с ней меня любите, что поздравляете с днём рожденья, или днём Советской армии.</text:p>
      <text:p text:style-name="P29"/>
      <text:p text:style-name="P29">Я вернул Жомниру Селинджера, а взамен попросил Джеймса Джойса, роман Улис в оригинале; 705 страниц убористого текста без картинок, без разделения на части и главы.</text:p>
      <text:p text:style-name="P29">Он сам когда-то хотел перевести его, но больно уж неконьюктурный этот Джойс.</text:p>
      <text:p text:style-name="P29">Я обещал вернуть оригинал ровно через десять лет.</text:p>
      <text:p text:style-name="P29">Поколебавшись всего мгновенье, он вынес книгу из архивной комнаты и отдал мне. </text:p>
      <text:p text:style-name="P29">Будет чем заполнять отмерянную мне вечность.</text:p>
      <text:p text:style-name="P29">- Куда ты теперь?- спросила Мария Антоновна.</text:p>
      <text:p text:style-name="P29">- В Баку.</text:p>
      <text:p text:style-name="P29"/>
      <text:p text:style-name="P29">Привычным толчком поезд отошёл от нежинского вокзала. Всё было позади, впереди было всё.</text:p>
      <text:p text:style-name="P29">Тридцать лет и три года.</text:p>
      <text:p text:style-name="P29">- Тебе пора творить чудеса,- сказал я знакомому саксофонисту, когда тому исполнилось тридцать три.</text:p>
      <text:p text:style-name="P29">- Чудеса я уже натворил,- ответил он,- и даже успел отсидеть за них.</text:p>
      <text:p text:style-name="P29">И как только люди всё успевают?<text:span text:style-name="T17">б</text:span></text:p>
      <text:p text:style-name="P28"/>
      <text:p text:style-name="P2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2-12T20:58:18.251318089</meta:creation-date>
    <dc:date>2016-10-15T23:39:46.854153867</dc:date>
    <dc:creator>sehrguey </dc:creator>
    <meta:editing-duration>PT7H23M20S</meta:editing-duration>
    <meta:editing-cycles>59</meta:editing-cycles>
    <meta:generator>LibreOffice/4.3.3.2$Linux_x86 LibreOffice_project/430m0$Build-2</meta:generator>
    <meta:document-statistic meta:table-count="0" meta:image-count="0" meta:object-count="0" meta:page-count="11" meta:paragraph-count="269" meta:word-count="5239" meta:character-count="33108" meta:non-whitespace-character-count="28038"/>
  </office:meta>
</office:document-meta>
</file>